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0.6874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/>
    </style:style>
    <style:style style:name="ce8" style:family="table-cell" style:parent-style-name="Default" style:data-style-name="N118">
      <style:table-cell-properties style:text-align-source="fix" style:repeat-content="fals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3"/>
        <table:table-column table:style-name="co4" table:number-columns-repeated="2" table:default-cell-style-name="ce3"/>
        <table:table-column table:style-name="co4" table:default-cell-style-name="ce6"/>
        <table:table-column table:style-name="co4" table:number-columns-repeated="5" table:default-cell-style-name="ce7"/>
        <table:table-column table:style-name="co4" table:default-cell-style-name="ce8"/>
        <table:table-row table:style-name="ro2">
          <table:table-cell table:style-name="Default"/>
          <table:table-cell table:style-name="Default" office:value-type="string">
            <text:p>Dynamixel Configuration</text:p>
          </table:table-cell>
          <table:table-cell table:style-name="Default" table:number-columns-repeated="9"/>
        </table:table-row>
        <table:table-row table:style-name="ro3">
          <table:table-cell table:style-name="Default"/>
          <table:table-cell table:style-name="Default" office:value-type="string">
            <text:p><text:s/></text:p>
          </table:table-cell>
          <table:table-cell table:style-name="Default" table:number-columns-repeated="9"/>
        </table:table-row>
        <table:table-row table:style-name="ro3">
          <table:table-cell table:style-name="Default" table:number-columns-repeated="4"/>
          <table:table-cell table:number-columns-repeated="2" table:style-name="ce4" office:value-type="string">
            <text:p>Target*</text:p>
          </table:table-cell>
          <table:table-cell table:style-name="ce4" office:value-type="string">
            <text:p>Actual**</text:p>
          </table:table-cell>
          <table:table-cell table:style-name="ce4" office:value-type="string">
            <text:p>Actual</text:p>
          </table:table-cell>
          <table:table-cell table:style-name="ce4" office:value-type="string">
            <text:p>Configured***</text:p>
          </table:table-cell>
          <table:table-cell table:style-name="ce4" office:value-type="string">
            <text:p>Configured</text:p>
          </table:table-cell>
          <table:table-cell table:style-name="Default"/>
        </table:table-row>
        <table:table-row table:style-name="ro3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Offset****</text:p>
          </table:table-cell>
          <table:table-cell table:style-name="ce5" office:value-type="string">
            <text:p>Min Angle</text:p>
          </table:table-cell>
          <table:table-cell table:style-name="ce5" office:value-type="string">
            <text:p>Max Angle</text:p>
          </table:table-cell>
          <table:table-cell table:style-name="ce5" office:value-type="string">
            <text:p>Min Angle</text:p>
          </table:table-cell>
          <table:table-cell table:style-name="ce5" office:value-type="string">
            <text:p>Max Angle</text:p>
          </table:table-cell>
          <table:table-cell table:style-name="ce5" office:value-type="string">
            <text:p>Min Angle</text:p>
          </table:table-cell>
          <table:table-cell table:style-name="ce5" office:value-type="string">
            <text:p>Max Angle</text:p>
          </table:table-cell>
          <table:table-cell table:style-name="ce1" office:value-type="string">
            <text:p>Orientation</text:p>
          </table:table-cell>
        </table:table-row>
        <table:table-row table:style-name="ro3">
          <table:table-cell office:value-type="string">
            <text:p>ABS_X</text:p>
          </table:table-cell>
          <table:table-cell office:value-type="string">
            <text:p>MX-6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  <table:table-cell office:value-type="float" office:value="45">
            <text:p>45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ABS_Y</text:p>
          </table:table-cell>
          <table:table-cell office:value-type="string">
            <text:p>MX-64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float" office:value="12">
            <text:p>12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ABS_Z</text:p>
          </table:table-cell>
          <table:table-cell office:value-type="string">
            <text:p>MX-28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office:value-type="float" office:value="90">
            <text:p>90</text:p>
          </table:table-cell>
          <table:table-cell table:number-columns-repeated="4" office:value-type="string">
            <text:p><text:s/>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BUST_X</text:p>
          </table:table-cell>
          <table:table-cell office:value-type="string">
            <text:p>MX-2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40">
            <text:p>40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BUST_Y</text:p>
          </table:table-cell>
          <table:table-cell office:value-type="string">
            <text:p>MX-2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-67">
            <text:p>-67</text:p>
          </table:table-cell>
          <table:table-cell office:value-type="float" office:value="27">
            <text:p>27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HEAD_Y</text:p>
          </table:table-cell>
          <table:table-cell office:value-type="string">
            <text:p>AX-12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table:style-name="ce3" office:value-type="float" office:value="-45">
            <text:p>-45</text:p>
          </table:table-cell>
          <table:table-cell office:value-type="float" office:value="6">
            <text:p>6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HEAD_Z</text:p>
          </table:table-cell>
          <table:table-cell office:value-type="string">
            <text:p>AX-1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style-name="ce3" office:value-type="float" office:value="-90">
            <text:p>-90</text:p>
          </table:table-cell>
          <table:table-cell office:value-type="float" office:value="90">
            <text:p>90</text:p>
          </table:table-cell>
          <table:table-cell table:number-columns-repeated="4" office:value-type="string">
            <text:p><text:s/>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LEFT_ANKLE_Y</text:p>
          </table:table-cell>
          <table:table-cell office:value-type="string">
            <text:p>MX-28</text:p>
          </table:table-cell>
          <table:table-cell office:value-type="float" office:value="15">
            <text:p>15</text:p>
          </table:table-cell>
          <table:table-cell office:value-type="float" office:value="-90">
            <text:p>-90</text:p>
          </table:table-cell>
          <table:table-cell office:value-type="float" office:value="135">
            <text:p>135</text:p>
          </table:table-cell>
          <table:table-cell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244">
            <text:p>244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LEFT_ARM_Z</text:p>
          </table:table-cell>
          <table:table-cell office:value-type="string">
            <text:p>MX-28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-105">
            <text:p>-105</text:p>
          </table:table-cell>
          <table:table-cell office:value-type="float" office:value="105">
            <text:p>105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LEFT_ELBOW_Y</text:p>
          </table:table-cell>
          <table:table-cell office:value-type="string">
            <text:p>MX-28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-148">
            <text:p>-148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<text:s/>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LEFT_HIP_X</text:p>
          </table:table-cell>
          <table:table-cell office:value-type="string">
            <text:p>MX-2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office:value-type="float" office:value="28.5">
            <text:p>28.5</text:p>
          </table:table-cell>
          <table:table-cell table:number-columns-repeated="4" office:value-type="string">
            <text:p><text:s/>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LEFT_HIP_Y</text:p>
          </table:table-cell>
          <table:table-cell office:value-type="string">
            <text:p>MX-6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-104">
            <text:p>-104</text:p>
          </table:table-cell>
          <table:table-cell office:value-type="float" office:value="84">
            <text:p>84</text:p>
          </table:table-cell>
          <table:table-cell table:number-columns-repeated="4" office:value-type="string">
            <text:p><text:s/>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LEFT_HIP_Z</text:p>
          </table:table-cell>
          <table:table-cell office:value-type="string">
            <text:p>MX-2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90">
            <text:p>90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LEFT_KNEE_Y</text:p>
          </table:table-cell>
          <table:table-cell office:value-type="string">
            <text:p>MX-2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-3.5">
            <text:p>-3.5</text:p>
          </table:table-cell>
          <table:table-cell office:value-type="float" office:value="134">
            <text:p>134</text:p>
          </table:table-cell>
          <table:table-cell table:number-columns-repeated="4" office:value-type="string">
            <text:p><text:s/>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LEFT_SHOULDER_X</text:p>
          </table:table-cell>
          <table:table-cell office:value-type="string">
            <text:p>MX-28</text:p>
          </table:table-cell>
          <table:table-cell office:value-type="float" office:value="42">
            <text:p>42</text:p>
          </table:table-cell>
          <table:table-cell office:value-type="float" office:value="-90">
            <text:p>-90</text:p>
          </table:table-cell>
          <table:table-cell office:value-type="float" office:value="-105">
            <text:p>-105</text:p>
          </table:table-cell>
          <table:table-cell office:value-type="float" office:value="110">
            <text:p>110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LEFT_SHOULDER_Y</text:p>
          </table:table-cell>
          <table:table-cell office:value-type="string">
            <text:p>MX-28</text:p>
          </table:table-cell>
          <table:table-cell office:value-type="float" office:value="41">
            <text:p>41</text:p>
          </table:table-cell>
          <table:table-cell office:value-type="float" office:value="90">
            <text:p>90</text:p>
          </table:table-cell>
          <table:table-cell office:value-type="float" office:value="-120">
            <text:p>-120</text:p>
          </table:table-cell>
          <table:table-cell office:value-type="float" office:value="155">
            <text:p>155</text:p>
          </table:table-cell>
          <table:table-cell table:number-columns-repeated="4" office:value-type="string">
            <text:p><text:s/>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RIGHT_ANKLE_Y</text:p>
          </table:table-cell>
          <table:table-cell office:value-type="string">
            <text:p>MX-2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style-name="ce3" office:value-type="float" office:value="-45">
            <text:p>-45</text:p>
          </table:table-cell>
          <table:table-cell office:value-type="float" office:value="45">
            <text:p>45</text:p>
          </table:table-cell>
          <table:table-cell office:value-type="float" office:value="109">
            <text:p>109</text:p>
          </table:table-cell>
          <table:table-cell table:number-columns-repeated="3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RIGHT_ARM_Z</text:p>
          </table:table-cell>
          <table:table-cell office:value-type="string">
            <text:p>MX-2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style-name="ce3" office:value-type="float" office:value="-105">
            <text:p>-105</text:p>
          </table:table-cell>
          <table:table-cell office:value-type="float" office:value="105">
            <text:p>105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RIGHT_ELBOW_Y</text:p>
          </table:table-cell>
          <table:table-cell office:value-type="string">
            <text:p>MX-2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48">
            <text:p>148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RIGHT_HIP_X</text:p>
          </table:table-cell>
          <table:table-cell office:value-type="string">
            <text:p>MX-2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-28.5">
            <text:p>-28.5</text:p>
          </table:table-cell>
          <table:table-cell office:value-type="float" office:value="30">
            <text:p>30</text:p>
          </table:table-cell>
          <table:table-cell table:number-columns-repeated="4" office:value-type="string">
            <text:p><text:s/>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RIGHT_HIP_Y</text:p>
          </table:table-cell>
          <table:table-cell office:value-type="string">
            <text:p>MX-64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105">
            <text:p>105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RIGHT_HIP_Z</text:p>
          </table:table-cell>
          <table:table-cell office:value-type="string">
            <text:p>MX-2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office:value-type="float" office:value="25">
            <text:p>25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RIGHT_KNEE_Y</text:p>
          </table:table-cell>
          <table:table-cell office:value-type="string">
            <text:p>MX-28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-134">
            <text:p>-134</text:p>
          </table:table-cell>
          <table:table-cell office:value-type="float" office:value="3.5">
            <text:p>3.5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RIGHT_SHOULDER_X</text:p>
          </table:table-cell>
          <table:table-cell office:value-type="string">
            <text:p>MX-28</text:p>
          </table:table-cell>
          <table:table-cell office:value-type="float" office:value="52">
            <text:p>52</text:p>
          </table:table-cell>
          <table:table-cell office:value-type="float" office:value="90">
            <text:p>90</text:p>
          </table:table-cell>
          <table:table-cell office:value-type="float" office:value="-110">
            <text:p>-110</text:p>
          </table:table-cell>
          <table:table-cell office:value-type="float" office:value="105">
            <text:p>105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RIGHT_SHOULDER_Y</text:p>
          </table:table-cell>
          <table:table-cell office:value-type="string">
            <text:p>MX-28</text:p>
          </table:table-cell>
          <table:table-cell office:value-type="float" office:value="51">
            <text:p>51</text:p>
          </table:table-cell>
          <table:table-cell office:value-type="float" office:value="90">
            <text:p>90</text:p>
          </table:table-cell>
          <table:table-cell office:value-type="float" office:value="-155">
            <text:p>-155</text:p>
          </table:table-cell>
          <table:table-cell office:value-type="float" office:value="120">
            <text:p>120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table:style-name="Default" table:number-columns-repeated="6"/>
          <table:table-cell table:style-name="ce6"/>
          <table:table-cell table:style-name="Default" table:number-columns-repeated="4"/>
        </table:table-row>
        <table:table-row table:style-name="ro2">
          <table:table-cell table:style-name="Default"/>
          <table:table-cell table:style-name="Default" office:value-type="string">
            <text:p>* <text:s/>Attempted min/max angle settings through “herborist” as specified in Poppy docs. Widget is not very precise. 180 is top, decreasing clock-wise.</text:p>
          </table:table-cell>
          <table:table-cell table:style-name="Default" table:number-columns-repeated="9"/>
        </table:table-row>
        <table:table-row table:style-name="ro3">
          <table:table-cell table:style-name="Default"/>
          <table:table-cell table:style-name="Default" office:value-type="string">
            <text:p>** As read from EEPROM. Actual “hard” limits enforced by firmware. Application limits may be more restrictive.</text:p>
          </table:table-cell>
          <table:table-cell table:style-name="Default" table:number-columns-repeated="9"/>
        </table:table-row>
        <table:table-row table:style-name="ro3">
          <table:table-cell table:style-name="Default"/>
          <table:table-cell table:style-name="Default" office:value-type="string">
            <text:p>*** Limits as configured in the XML file. These are “soft” limits enforced by the application and take into account the offset, orientation and desired range of motion.</text:p>
          </table:table-cell>
          <table:table-cell table:style-name="Default" table:number-columns-repeated="9"/>
        </table:table-row>
        <table:table-row table:style-name="ro3">
          <table:table-cell table:style-name="Default"/>
          <table:table-cell table:style-name="Default" office:value-type="string">
            <text:p>**** Fixed angular correction applied by the application</text:p>
          </table:table-cell>
          <table:table-cell table:style-name="Default" table:number-columns-repeated="9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5:Sheet1.K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2" number:min-integer-digits="0"/>
    </number:number-style>
    <number:number-style style:name="N118">
      <style:text-properties fo:color="#ff0000"/>
      <number:text>-</number:text>
      <number:number number:decimal-places="2" number:min-integer-digits="0"/>
      <style:map style:condition="value()&gt;=0" style:apply-style-name="N118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8">04/28/2019</text:date>, <text:time>18:2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 Coughlin</meta:initial-creator>
    <meta:creation-date>2018-08-09T09:24:24</meta:creation-date>
    <dc:date>2019-04-28T18:22:19</dc:date>
    <dc:creator>Chuck Coughlin</dc:creator>
    <meta:editing-duration>P1DT19H41M39S</meta:editing-duration>
    <meta:editing-cycles>18</meta:editing-cycles>
    <meta:generator>OpenOffice/4.1.3$Unix OpenOffice.org_project/413m1$Build-9783</meta:generator>
    <meta:document-statistic meta:table-count="3" meta:cell-count="298" meta:object-count="0"/>
  </office:meta>
</office:document-meta>
</file>